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026cm" fo:margin-right="0cm" fo:margin-top="0.4cm" fo:margin-bottom="0cm" fo:text-align="justify" style:justify-single-word="false" fo:text-indent="0cm" style:auto-text-indent="false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left="0.769cm" fo:margin-right="0cm" fo:margin-top="0.199cm" fo:margin-bottom="0cm" fo:text-align="justify" style:justify-single-word="false" fo:text-indent="0cm" style:auto-text-indent="false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left="1.385cm" fo:margin-right="0cm" fo:margin-top="0cm" fo:margin-bottom="0cm" fo:text-align="justify" style:justify-single-word="false" fo:text-indent="0.026cm" style:auto-text-indent="false" fo:background-color="#e6e6e6" style:shadow="none" fo:keep-with-next="always">
        <style:tab-stops>
          <style:tab-stop style:position="-1.258cm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1.385cm" fo:margin-right="0cm" fo:margin-top="0cm" fo:margin-bottom="0cm" fo:text-align="start" style:justify-single-word="false" fo:text-indent="0.026cm" style:auto-text-indent="false" fo:background-color="#e6e6e6" style:shadow="none" fo:keep-with-next="always">
        <style:tab-stops>
          <style:tab-stop style:position="-1.258cm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1.385cm" fo:margin-right="0cm" fo:margin-top="0cm" fo:margin-bottom="0cm" fo:text-align="justify" style:justify-single-word="false" fo:text-indent="0.026cm" style:auto-text-indent="false" fo:background-color="#e6e6e6" style:shadow="none" fo:keep-with-next="always">
        <style:tab-stops>
          <style:tab-stop style:position="-1.258cm"/>
        </style:tab-stops>
        <style:background-image/>
      </style:paragraph-properties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1.385cm" fo:margin-right="0cm" fo:margin-top="0cm" fo:margin-bottom="0cm" fo:text-align="justify" style:justify-single-word="false" fo:text-indent="0.026cm" style:auto-text-indent="false" fo:background-color="#e6e6e6" style:shadow="none" fo:keep-with-next="always">
        <style:tab-stops>
          <style:tab-stop style:position="-1.258cm"/>
        </style:tab-stops>
        <style:background-image/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margin-left="1.385cm" fo:margin-right="0cm" fo:margin-top="0cm" fo:margin-bottom="0cm" fo:text-align="justify" style:justify-single-word="false" fo:text-indent="0.026cm" style:auto-text-indent="false" fo:background-color="#e6e6e6" style:shadow="none" fo:keep-with-next="always">
        <style:tab-stops>
          <style:tab-stop style:position="-1.258cm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1.385cm" fo:margin-right="0cm" fo:margin-top="0cm" fo:margin-bottom="0cm" fo:text-align="justify" style:justify-single-word="false" fo:text-indent="0.026cm" style:auto-text-indent="false" fo:background-color="#e6e6e6" style:shadow="none">
        <style:tab-stops>
          <style:tab-stop style:position="-1.258cm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1.385cm" fo:margin-right="0cm" fo:margin-top="0.199cm" fo:margin-bottom="0cm" fo:text-align="justify" style:justify-single-word="false" fo:text-indent="0.026cm" style:auto-text-indent="false" fo:background-color="#e6e6e6">
        <style:tab-stops>
          <style:tab-stop style:position="-1.258cm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 style:master-page-name="">
      <style:paragraph-properties fo:margin-top="0cm" fo:margin-bottom="1.101cm"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P11" style:family="paragraph" style:parent-style-name="Standard" style:master-page-name="">
      <style:paragraph-properties fo:margin-left="0.026cm" fo:margin-right="0cm" fo:margin-top="0.199cm" fo:margin-bottom="0cm" fo:text-align="justify" style:justify-single-word="false" fo:text-indent="0cm" style:auto-text-indent="false" style:page-number="auto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12" style:family="paragraph" style:parent-style-name="Standard" style:master-page-name="">
      <style:paragraph-properties fo:margin-left="0.026cm" fo:margin-right="0cm" fo:margin-top="0.4cm" fo:margin-bottom="0cm" fo:text-align="justify" style:justify-single-word="false" fo:text-indent="0cm" style:auto-text-indent="false" style:page-number="auto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3" style:family="paragraph" style:parent-style-name="Standard" style:master-page-name="">
      <style:paragraph-properties fo:margin-left="0.026cm" fo:margin-right="0cm" fo:margin-top="0.4cm" fo:margin-bottom="0cm" fo:text-align="justify" style:justify-single-word="false" fo:text-indent="0cm" style:auto-text-indent="false" style:page-number="auto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margin-left="1.385cm" fo:margin-right="0cm" fo:margin-top="0cm" fo:margin-bottom="0cm" fo:text-align="justify" style:justify-single-word="false" fo:text-indent="0.026cm" style:auto-text-indent="false" style:page-number="auto" fo:background-color="#e6e6e6" style:shadow="none" fo:keep-with-next="always">
        <style:tab-stops>
          <style:tab-stop style:position="-1.258cm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margin-left="1.385cm" fo:margin-right="0cm" fo:margin-top="0cm" fo:margin-bottom="0cm" fo:text-align="justify" style:justify-single-word="false" fo:text-indent="0.026cm" style:auto-text-indent="false" style:page-number="auto" fo:background-color="#e6e6e6" style:shadow="none" fo:keep-with-next="always">
        <style:tab-stops>
          <style:tab-stop style:position="-1.258cm"/>
        </style:tab-stops>
        <style:background-image/>
      </style:paragraph-properties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1.385cm" fo:margin-right="0cm" fo:margin-top="0cm" fo:margin-bottom="0cm" fo:text-align="justify" style:justify-single-word="false" fo:text-indent="0.026cm" style:auto-text-indent="false" fo:background-color="#e6e6e6" style:shadow="none">
        <style:tab-stops>
          <style:tab-stop style:position="-1.258cm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1.385cm" fo:margin-right="0cm" fo:margin-top="0cm" fo:margin-bottom="0cm" fo:text-align="justify" style:justify-single-word="false" fo:text-indent="0.026cm" style:auto-text-indent="false" fo:background-color="#e6e6e6" style:shadow="none">
        <style:tab-stops>
          <style:tab-stop style:position="-1.258cm"/>
        </style:tab-stops>
        <style:background-image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margin-left="1.385cm" fo:margin-right="0cm" fo:margin-top="0cm" fo:margin-bottom="0cm" fo:text-align="justify" style:justify-single-word="false" fo:text-indent="0.026cm" style:auto-text-indent="false" fo:background-color="#e6e6e6" style:shadow="none" fo:keep-with-next="always">
        <style:tab-stops>
          <style:tab-stop style:position="-1.258cm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Standard" style:master-page-name="">
      <style:paragraph-properties fo:margin-left="0.769cm" fo:margin-right="0cm" fo:margin-top="0.199cm" fo:margin-bottom="0cm" fo:text-align="justify" style:justify-single-word="false" fo:text-indent="0cm" style:auto-text-indent="false" style:page-number="auto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margin-left="0.769cm" fo:margin-right="0cm" fo:margin-top="0.199cm" fo:margin-bottom="0cm" fo:text-align="justify" style:justify-single-word="false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örölt fájlok visszaállítása</text:p>
      <text:p text:style-name="P11">Linux leírások alapján, Linuxban a fájlok törlése visszafordíthatatlan folyamat. Ez alól azonban vannak kivételek. Először is ismerni kell a fájlrendszer felépítését és működését. (3 szintű állomány nyilvántartás: katalógus állomány, inode, tényleges fizikai állomány) Egy katalógus bejegyzés tulajdonképpen csak egy link az inode tábla meghatározott bejegyzéséhez, ami tárolja az összes információt a fájlól (kivéve a fájl nevet) és és egy linket a tényleges fizikai fájlhoz. Törléskor a rendszer először is megvizsgálja a láncszámot, ha annak értéke 1-nél nagyobb, akkor, akkor csak a fájlnév bejegyzést törli az aktuális könyvtárban, és 1-gyel csökkenti a láncszámot. Ha a láncszám egy, akkor törli a katalógus bejegyzést, és az inode táblából törli a fájlra vonatkozó bejegyzést. De maga a tényleges fizikai állomány nem törlődik. Szerencsétlen módon az utoljára felszabadult állomány helyét bocsátja elsőként rendelkezésre a rendszer újabb adat írásakor.</text:p>
      <text:p text:style-name="P12">Törölt fájl visszanyerése általánoságban </text:p>
      <text:p text:style-name="P2">Általánosan elmondható, hogy ha véletlenségből törlünk egy fájlt, akkor egyből unmountolni kell azt a fájlrendszert, ahol a törlés történt. Ha ez nem lehetséges, mert a törlés mondjuk a root fajlrendszerben van, akkor ki kell kapcsolni a gépet, és a harddrive-ot csatlakoztatni egy másik linux rendszerhez.</text:p>
      <text:p text:style-name="P2">A legegyszerűbb megoldás az e2undel parancs használata. Ez egy egyszerűen használható, barátságos program arra, hogy törölt fájlokat visszaállítsunk.</text:p>
      <text:p text:style-name="P14">$ <text:span text:style-name="T1">e2undel -d /dev/hdb1 -s /lost+found -a -t</text:span></text:p>
      <text:p text:style-name="P8"># /dev/hdb1 eszköz kiválasztása, melyen a törölt állomány található</text:p>
      <text:p text:style-name="P8"># /lost+found könyvtár, ahova a visszaállított fájlok kerülnek</text:p>
      <text:p text:style-name="P8"># -a<text:tab/>=&gt; az összes fájlt vizsgálja, nem csak a log fájlban lévőket</text:p>
      <text:p text:style-name="P8"># -t<text:tab/>=&gt; megpróbálja megállapítani és jelezni a listában a törölt állomány típusát</text:p>
      <text:p text:style-name="P8">#</text:p>
      <text:p text:style-name="P8"># A program rákérdez, hogy melyik felhasználó törölt fájljait kívánjuk visszaállítani</text:p>
      <text:p text:style-name="P8"># és megkérdezi, hogy a milyen régen törölt fájlokat kíván visszaállítani. -6 kategória</text:p>
      <text:p text:style-name="P8"># majd felsorolja a lehetséges állományok inod számát, méretét és típusát</text:p>
      <text:p text:style-name="P8"># és rákérdez, hogy melyik inod számú állományt kívánjuk visszaállítani.</text:p>
      <text:p text:style-name="P8"># A visszaállított fájl a megadott könyvtárba kerülés nevében szerepel az inod száma</text:p>
      <text:p text:style-name="P7"><text:s/></text:p>
      <text:p text:style-name="P19">Ha bajban vagy és nem tudod a fájlrendszert, melyben a törlés történt leválasztani a rendszerről és nincs más linux rendszer, amire rácsatlakoztathatnád a HD-ot, akkor ajánlatos RAMDISK-et készíteni, a szükséges szoftver-ek installálásához. Ekkor a ramdiszket úgy használhatod, mintha egy normál könyvtár lenne a fájlrendszben.</text:p>
      <text:p text:style-name="P14">$<text:span text:style-name="T1"> mount tmpfs /mnt -t tmpfs</text:span></text:p>
      <text:p text:style-name="P8"># Ez a parancs létrehoz egy dinamikusan növekvő RAM diszket a /mnt könyvtárban</text:p>
      <text:p text:style-name="P8"/>
      <text:p text:style-name="P20"><text:soft-page-break/>Egy másik megoldás a RAMDISK készítésére: </text:p>
      <text:p text:style-name="P15">$ ls -al /dev/ram*</text:p>
      <text:p text:style-name="P7"># ellenőri, hogy létezik-e ramdisk eszköz</text:p>
      <text:p text:style-name="P3"/>
      <text:p text:style-name="P5">$ mknod /dev/ram0 b 1 0</text:p>
      <text:p text:style-name="P7"># Ha nem létezik a ramdisk eszköz, akkor létre kell hozni. Major:1 Minor:0</text:p>
      <text:p text:style-name="P3"/>
      <text:p text:style-name="P3">$<text:span text:style-name="T1"> mk2fs /dev/ram0</text:span><text:tab/><text:tab/></text:p>
      <text:p text:style-name="P7"># fájlrendszer készítése a ramdisk eszközön</text:p>
      <text:p text:style-name="P7"/>
      <text:p text:style-name="P14">$<text:span text:style-name="T1"> mount /dev/ram0 /mnt</text:span></text:p>
      <text:p text:style-name="P7"># az ramdisk eszköz mountolása az /mnt könyvtárba</text:p>
      <text:p text:style-name="P17"/>
      <text:p text:style-name="P1">Egy használatban lévő fájl törlésének visszállítása</text:p>
      <text:p text:style-name="P2">Például egy médialejátszó játszik egy fájlt miközben magát a fájlt töröltük. Ebben az esetben egyszerű a törölt fájl visszanyerése, minthogy csak a katalógus bejegyzés törlődött, az inode bejegyzés még nem, az csak akkor történik meg, ha a médialejátszó elengedi. </text:p>
      <text:p text:style-name="P2">Most játszik szerepet a process pseudo-filesystem, a /proc könyvtár. Itt minden process rendelkezik egy könyvtárral, mely neve megegyezik a process számával. Ha tehát tudjuk, hogy a törölt fájlunkat mely processz használja -ezt megtudhatjuk a ps ax paranccsal- akkor meg kell tudni a processz process számát és megkeresni a processz konyvtárát a /proc könyvtárban. </text:p>
      <text:p text:style-name="P2">Itt szerepel egy újabb könyvtár melynek neve /fd vagyis „file descriptor”. Ebben a könyvtárban szereplő, 0-tól kezdődő számokkal megnevezett szimbolikus linkek a processz által nyitva tartott fájlokra mutatnak (akkor is ha azok időközben törlődtek). Nincs más dolgunk mint végig nézni a szimbolikus linkeket, hogy megtaláljuk a keresett és törölt fájlunkat. Ha megtaláltuk, akkor ki kell adni a fájlra egy cp copy parancsot, hogy újból létrehozhassunk egy katalógusbejegyzést a média fájlra.</text:p>
      <text:p text:style-name="P14">$ <text:span text:style-name="T1">cd /tmp</text:span><text:tab/><text:tab/><text:tab/><text:tab/><text:tab/><text:tab/><text:tab/><text:span text:style-name="T2">#ugras a media könyvtárába</text:span></text:p>
      <text:p text:style-name="P3"/>
      <text:p text:style-name="P3">$ <text:span text:style-name="T1">mplayer</text:span> TheHitchhikers.avi<text:tab/><text:tab/><text:tab/><text:tab/><text:span text:style-name="T3">#media fajl elinditasa</text:span></text:p>
      <text:p text:style-name="P3"/>
      <text:p text:style-name="P3">$ <text:span text:style-name="T1">rm </text:span>TheHitchhikersr.avi<text:tab/><text:tab/><text:tab/><text:tab/><text:tab/><text:span text:style-name="T3">#media fajl veletlen torlese</text:span></text:p>
      <text:p text:style-name="P3"/>
      <text:p text:style-name="P3">$ <text:span text:style-name="T1">ps ax |grep </text:span>mplayer<text:tab/><text:tab/><text:tab/><text:tab/><text:tab/><text:span text:style-name="T3">#lejatszo fajl azonositoja</text:span></text:p>
      <text:p text:style-name="P6">25166 pst/1 S+ 2:49 mplayer TheHitchhikers.avi</text:p>
      <text:p text:style-name="P3"/>
      <text:p text:style-name="P3">$ <text:span text:style-name="T1">cd /</text:span>proc/25166/fd<text:tab/><text:tab/><text:tab/><text:tab/><text:tab/><text:span text:style-name="T3">#ugras a lejatszo fd-jébe</text:span></text:p>
      <text:p text:style-name="P3"/>
      <text:p text:style-name="P3">$ <text:span text:style-name="T1">ls -l</text:span><text:tab/><text:tab/><text:tab/><text:tab/><text:tab/><text:tab/><text:tab/><text:tab/><text:span text:style-name="T3">#linkek forrasanak megtekintese</text:span></text:p>
      <text:p text:style-name="P6">….</text:p>
      <text:p text:style-name="P6">lr-x------ 1 akoel 64 okt 28:52 5 -&gt; /tmp/Thehitchhikers.avi</text:p>
      <text:p text:style-name="P6">….</text:p>
      <text:p text:style-name="P3"/>
      <text:p text:style-name="P4">$ <text:span text:style-name="T1">cp</text:span> 5 /tmp/HitchhikersGuide.avi <text:span text:style-name="T3">#Mediafile directory bejegyzésének újboli létrehozása</text:span></text:p>
      <text:p text:style-name="P9"><text:s/></text:p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09-17T16:01:11</meta:creation-date>
    <dc:date>2009-03-31T17:56:36.89</dc:date>
    <dc:language>hu-HU</dc:language>
    <meta:editing-cycles>149</meta:editing-cycles>
    <meta:editing-duration>PT51H30M55S</meta:editing-duration>
    <meta:document-statistic meta:table-count="0" meta:image-count="0" meta:object-count="0" meta:page-count="2" meta:paragraph-count="45" meta:word-count="670" meta:character-count="4635"/>
    <meta:user-defined meta:name="Info 1"/>
    <meta:user-defined meta:name="Info 2"/>
    <meta:user-defined meta:name="Info 3"/>
    <meta:user-defined meta:name="Info 4"/>
  </office:meta>
</office:document-meta>
</file>